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OutputModule.rollback( Map objectModel , String trans_pl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OutputModule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OutputModule.transientSetAttribute( Map objectModel , String trans_place ,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OutputModule.attributeExists( Map objectModel , String trans_plac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OutputModule.configure( Configuration 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OutputModule.prepareCommit( Map objectModel , String trans_pl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